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font-size="29.7000007629394pt" officeooo:rsid="0006b1cc" officeooo:paragraph-rsid="0006b1cc" style:font-size-asian="26pt" style:font-size-complex="29.700000762939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p!_os 20.10体验测试半年后之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7T16:45:13.399063100</meta:creation-date>
    <dc:date>2021-03-07T16:47:33.004320106</dc:date>
    <meta:editing-duration>PT2M20S</meta:editing-duration>
    <meta:editing-cycles>1</meta:editing-cycles>
    <meta:generator>LibreOffice/7.0.3.1$Linux_X86_64 LibreOffice_project/00$Build-1</meta:generator>
    <meta:document-statistic meta:table-count="0" meta:image-count="0" meta:object-count="0" meta:page-count="1" meta:paragraph-count="1" meta:word-count="11" meta:character-count="22" meta:non-whitespace-character-count="21"/>
  </office:meta>
</office:document-meta>
</file>